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s1/</text:p>
      <text:p text:style-name="Preformatted_20_Text">as1/doc/</text:p>
      <text:p text:style-name="Preformatted_20_Text">as1/src/</text:p>
      <text:p text:style-name="Preformatted_20_Text">as1/bin/ &lt;-- this contains a compiled apk file</text:p>
      <text:p text:style-name="Preformatted_20_Text">So basically zipping your eclipse android's project dir will probably be ok e.g.:</text:p>
      <text:p text:style-name="Preformatted_20_Text">as1</text:p>
      <text:p text:style-name="Preformatted_20_Text">├── bin</text:p>
      <text:p text:style-name="Preformatted_20_Text">│   ├── classes</text:p>
      <text:p text:style-name="Preformatted_20_Text">│   │   └── es</text:p>
      <text:p text:style-name="Preformatted_20_Text">│   │       └── softwareprocess</text:p>
      <text:p text:style-name="Preformatted_20_Text">│   │           └── fillercreep</text:p>
      <text:p text:style-name="Preformatted_20_Text">│   └── res</text:p>
      <text:p text:style-name="Preformatted_20_Text">│       ├── drawable-hdpi</text:p>
      <text:p text:style-name="Preformatted_20_Text">│       ├── drawable-ldpi</text:p>
      <text:p text:style-name="Preformatted_20_Text">│       └── drawable-mdpi</text:p>
      <text:p text:style-name="Preformatted_20_Text">├── gen</text:p>
      <text:p text:style-name="Preformatted_20_Text">│   └── es</text:p>
      <text:p text:style-name="Preformatted_20_Text">│       └── softwareprocess</text:p>
      <text:p text:style-name="Preformatted_20_Text">│           └── fillercreep</text:p>
      <text:p text:style-name="Preformatted_20_Text">├── res</text:p>
      <text:p text:style-name="Preformatted_20_Text">│   ├── drawable-hdpi</text:p>
      <text:p text:style-name="Preformatted_20_Text">│   ├── drawable-ldpi</text:p>
      <text:p text:style-name="Preformatted_20_Text">│   ├── drawable-mdpi</text:p>
      <text:p text:style-name="Preformatted_20_Text">│   ├── layout</text:p>
      <text:p text:style-name="Preformatted_20_Text">│   └── values</text:p>
      <text:p text:style-name="Preformatted_20_Text">└── src</text:p>
      <text:p text:style-name="Preformatted_20_Text">    └── es</text:p>
      <text:p text:style-name="Preformatted_20_Text">        └── softwareprocess</text:p>
      <text:p text:style-name="P1">            └── fillercreep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Zen Hei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gbo Tang</meta:initial-creator>
    <meta:creation-date>2014-09-14T14:54:32</meta:creation-date>
    <dc:date>2014-09-14T14:55:08</dc:date>
    <dc:creator>Lingbo Tang</dc:creator>
    <meta:editing-duration>P0D</meta:editing-duration>
    <meta:editing-cycles>1</meta:editing-cycles>
    <meta:document-statistic meta:table-count="0" meta:image-count="0" meta:object-count="0" meta:page-count="1" meta:paragraph-count="29" meta:word-count="90" meta:character-count="574" meta:non-whitespace-character-count="415"/>
    <meta:generator>LibreOffice/3.5$Linux_X86_64 LibreOffice_project/350m1$Build-2</meta:generator>
  </office:meta>
</office:document-meta>
</file>